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6007in"/>
    </style:style>
    <style:style style:name="Table1.B" style:family="table-column">
      <style:table-column-properties style:column-width="0.784in"/>
    </style:style>
    <style:style style:name="Table1.C" style:family="table-column">
      <style:table-column-properties style:column-width="0.6424in"/>
    </style:style>
    <style:style style:name="Table1.D" style:family="table-column">
      <style:table-column-properties style:column-width="0.7424in"/>
    </style:style>
    <style:style style:name="Table1.E" style:family="table-column">
      <style:table-column-properties style:column-width="0.8681in"/>
    </style:style>
    <style:style style:name="Table1.F" style:family="table-column">
      <style:table-column-properties style:column-width="0.866in"/>
    </style:style>
    <style:style style:name="Table1.G" style:family="table-column">
      <style:table-column-properties style:column-width="0.8653in"/>
    </style:style>
    <style:style style:name="Table1.H" style:family="table-column">
      <style:table-column-properties style:column-width="0.8014in"/>
    </style:style>
    <style:style style:name="Table1.I" style:family="table-column">
      <style:table-column-properties style:column-width="0.752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fo:language="fr" fo:country="FR" style:font-size-asian="9pt" style:font-size-complex="9pt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3deb3d" draw:textarea-horizontal-align="justify" draw:textarea-vertical-align="middle" draw:auto-grow-height="false" fo:padding-top="0.0492in" fo:padding-bottom="0.0492in" fo:padding-left="0.0984in" fo:padding-right="0.0984in" draw:shadow="visible" draw:shadow-offset-x="0.0398in" draw:shadow-offset-y="0.0398in" draw:shadow-color="#7da647" style:run-through="foreground"/>
    </style:style>
    <style:style style:name="gr3" style:family="graphic">
      <style:graphic-properties draw:stroke="solid" svg:stroke-width="0in" svg:stroke-color="#7da647" draw:marker-start="" draw:marker-start-width="0.1181in" draw:marker-start-center="false" draw:marker-end="" draw:marker-end-width="0.1181in" draw:marker-end-center="false" draw:fill="solid" draw:fill-color="#3deb3d" draw:auto-grow-height="false" fo:min-height="0.2953in" fo:min-width="0.1965in" fo:padding-top="0.0492in" fo:padding-bottom="0.0492in" fo:padding-left="0.0984in" fo:padding-right="0.0984in" fo:wrap-option="no-wrap" draw:shadow="visible" draw:shadow-offset-x="0.0398in" draw:shadow-offset-y="0.0398in" draw:shadow-color="#7da647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33cc66" draw:textarea-horizontal-align="justify" draw:textarea-vertical-align="middle" draw:auto-grow-height="false" fo:padding-top="0.0492in" fo:padding-bottom="0.0492in" fo:padding-left="0.0984in" fo:padding-right="0.0984in" draw:shadow="visible" draw:shadow-offset-x="0in" draw:shadow-offset-y="0.0398in" draw:shadow-color="#7da647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944794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4700b8" draw:marker-start="" draw:marker-start-width="0.1181in" draw:marker-start-center="false" draw:marker-end="" draw:marker-end-width="0.1181in" draw:marker-end-center="false" draw:fill="none" draw:fill-color="#23b8dc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>Tempo</text:p>
          </table:table-cell>
          <table:table-cell table:style-name="Table1.A1" office:value-type="string">
            <text:p text:style-name="P1">DTEM</text:p>
          </table:table-cell>
          <table:table-cell table:style-name="Table1.A1" office:value-type="string">
            <text:p text:style-name="P1">Direction</text:p>
            <text:p text:style-name="P1">Mat<text:span text:style-name="T1">ériel</text:span></text:p>
          </table:table-cell>
          <table:table-cell table:style-name="Table1.A1" office:value-type="string">
            <text:p text:style-name="P2">Direction</text:p>
            <text:p text:style-name="P2">Générale</text:p>
          </table:table-cell>
          <table:table-cell table:style-name="Table1.A1" office:value-type="string">
            <text:p text:style-name="P2">Gestion</text:p>
            <text:p text:style-name="P2">Achat</text:p>
          </table:table-cell>
          <table:table-cell table:style-name="Table1.A1" office:value-type="string">
            <text:p text:style-name="P2">Location </text:p>
            <text:p text:style-name="P2">Matériel</text:p>
          </table:table-cell>
          <table:table-cell table:style-name="Table1.A1" office:value-type="string">
            <text:p text:style-name="P2">Maintenance</text:p>
          </table:table-cell>
          <table:table-cell table:style-name="Table1.A1" office:value-type="string">
            <text:p text:style-name="P2">Gestion</text:p>
            <text:p text:style-name="P2">Pièces </text:p>
            <text:p text:style-name="P2">rechange</text:p>
          </table:table-cell>
          <table:table-cell table:style-name="Table1.I1" office:value-type="string">
            <text:p text:style-name="P2">DRH</text:p>
          </table:table-cell>
        </table:table-row>
        <table:table-row>
          <table:table-cell table:style-name="Table1.A2" office:value-type="string">
            <text:p text:style-name="P1"><draw:custom-shape text:anchor-type="paragraph" draw:z-index="9" draw:style-name="gr7" draw:text-style-name="P6" svg:width="0.5657in" svg:height="0.2287in" svg:x="-0.0173in" svg:y="0.0563in"><text:p text:style-name="P3"><text:span text:style-name="T3">T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g text:anchor-type="paragraph" draw:z-index="0" draw:style-name="gr1"><draw:custom-shape draw:style-name="gr2" draw:text-style-name="P4" svg:width="0.626in" svg:height="0.3295in" svg:x="1.3929in" svg:y="-2.3256in"><text:p text:style-name="P3"><text:span text:style-name="T2">Programmeur</text:span></text:p><text:p text:style-name="P3"><text:span text:style-name="T2">Util/Mat</text:span></text:p><draw:enhanced-geometry svg:viewBox="0 0 21600 21600" draw:type="rectangle" draw:enhanced-path="M 0 0 L 21600 0 21600 21600 0 21600 0 0 Z N"/></draw:custom-shape><draw:custom-shape draw:style-name="gr3" draw:text-style-name="P5" svg:width="0.626in" svg:height="0.3295in" svg:x="1.3929in" svg:y="-2.3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custom-shape text:anchor-type="paragraph" draw:z-index="4" draw:style-name="gr6" draw:text-style-name="P6" svg:width="0.6496in" svg:height="0.6248in" svg:x="2.0181in" svg:y="-1.2992in"><text:p text:style-name="P3"><text:span text:style-name="T3">Gerer_</text:span></text:p><text:p text:style-name="P3"><text:span text:style-name="T3">Inverstiss</text:span></text:p><text:p text:style-name="P3"><text:span text:style-name="T3">ement</text:span></text:p>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6" draw:style-name="gr7" draw:text-style-name="P6" svg:width="0.7787in" svg:height="0.2807in" svg:x="1.1925in" svg:y="-0.4811in"><text:p text:style-name="P3"><text:span text:style-name="T3">Pro_Util/</text:span></text:p><text:p text:style-name="P3"><text:span text:style-name="T3">Type-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polygon text:anchor-type="paragraph" draw:z-index="1" draw:style-name="gr4" draw:text-style-name="P6" svg:width="0.5059in" svg:height="0.1957in" svg:x="1.4402in" svg:y="-2.5937in" svg:viewBox="0 0 1286 498" draw:points="0,0 1286,0 1286,191 1286,191 643,498 0,191"><text:p text:style-name="P3"><text:span text:style-name="T3">S3</text:span></text:p></draw:polygon></text:p>
          </table:table-cell>
          <table:table-cell table:style-name="Table1.A2" office:value-type="string">
            <text:p text:style-name="P1"><draw:custom-shape text:anchor-type="paragraph" draw:z-index="7" draw:style-name="gr7" draw:text-style-name="P6" svg:width="0.5803in" svg:height="0.2689in" svg:x="0.011in" svg:y="0.0161in"><text:p text:style-name="P3"><text:span text:style-name="T3">Prev-Util</text:span></text:p><text:p text:style-name="P3"><text:span text:style-name="T3">/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</table:table-cell>
          <table:table-cell table:style-name="Table1.A2" office:value-type="string">
            <text:p text:style-name="P1"/>
            <text:p text:style-name="P1"><draw:line text:anchor-type="paragraph" draw:z-index="2" draw:style-name="gr5" draw:text-style-name="P7" svg:x1="-0.4008in" svg:y1="0.1008in" svg:x2="0.3772in" svg:y2="0.2815in"><text:p/></draw:line><draw:line text:anchor-type="paragraph" draw:z-index="3" draw:style-name="gr5" draw:text-style-name="P7" svg:x1="-1.1693in" svg:y1="0.1409in" svg:x2="0.3287in" svg:y2="0.2811in"><text:p/></draw:lin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custom-shape text:anchor-type="paragraph" draw:z-index="5" draw:style-name="gr7" draw:text-style-name="P6" svg:width="0.8657in" svg:height="0.3539in" svg:x="0.5453in" svg:y="0.1043in"><text:p text:style-name="P3"><text:span text:style-name="T3">Besoin_</text:span></text:p><text:p text:style-name="P3"><text:span text:style-name="T3">achat</text:span></text:p><text:p text:style-name="P3"><text:span text:style-name="T3">/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custom-shape text:anchor-type="paragraph" draw:z-index="13" draw:style-name="gr7" draw:text-style-name="P6" svg:width="0.826in" svg:height="0.298in" svg:x="0.5047in" svg:y="0.0937in"><text:p text:style-name="P3"><text:span text:style-name="T3">Auto_</text:span></text:p><text:p text:style-name="P3"><text:span text:style-name="T3">Acquisitio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1"/>
            <text:p text:style-name="P1"><draw:line text:anchor-type="paragraph" draw:z-index="29" draw:style-name="gr5" draw:text-style-name="P7" svg:x1="-1.2417in" svg:y1="0.0929in" svg:x2="0.1846in" svg:y2="0.3764in"><text:p/></draw:line><draw:line text:anchor-type="paragraph" draw:z-index="30" draw:style-name="gr5" draw:text-style-name="P7" svg:x1="-0.4563in" svg:y1="0.0929in" svg:x2="0.1846in" svg:y2="0.3764in"><text:p/></draw:line><draw:line text:anchor-type="paragraph" draw:z-index="31" draw:style-name="gr5" draw:text-style-name="P7" svg:x1="0.2484in" svg:y1="0.0866in" svg:x2="0.1846in" svg:y2="0.3764in"><text:p/></draw:line></text:p>
            <text:p text:style-name="P1"/>
            <text:p text:style-name="P1"><draw:polygon text:anchor-type="paragraph" draw:z-index="11" draw:style-name="gr4" draw:text-style-name="P6" svg:width="0.5059in" svg:height="0.1957in" svg:x="0.0043in" svg:y="0.089in" svg:viewBox="0 0 1286 498" draw:points="0,0 1286,0 1286,191 1286,191 643,498 0,191"><text:p text:style-name="P3"><text:span text:style-name="T3">S4</text:span></text:p></draw:polygon></text:p>
            <text:p text:style-name="P1"/>
            <text:p text:style-name="P1"/>
            <text:p text:style-name="P1"/>
            <text:p text:style-name="P1"><draw:line text:anchor-type="paragraph" draw:z-index="33" draw:style-name="gr5" draw:text-style-name="P7" svg:x1="0.2409in" svg:y1="0.1154in" svg:x2="1.7228in" svg:y2="0.4492in"><text:p/></draw:line><draw:line text:anchor-type="paragraph" draw:z-index="34" draw:style-name="gr5" draw:text-style-name="P7" svg:x1="0.2807in" svg:y1="0.1154in" svg:x2="2.6528in" svg:y2="0.5146in"><text:p/></draw:line><draw:line text:anchor-type="paragraph" draw:z-index="35" draw:style-name="gr5" draw:text-style-name="P7" svg:x1="0.3209in" svg:y1="0.1154in" svg:x2="3.2854in" svg:y2="0.278in"><text:p/></draw:lin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custom-shape text:anchor-type="paragraph" draw:z-index="8" draw:style-name="gr7" draw:text-style-name="P6" svg:width="0.6803in" svg:height="0.2807in" svg:x="-0.8083in" svg:y="-2.35in"><text:p text:style-name="P3"><text:span text:style-name="T3">Prev-Util</text:span></text:p><text:p text:style-name="P3"><text:span text:style-name="T3">/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" draw:style-name="gr7" draw:text-style-name="P6" svg:width="0.5657in" svg:height="0.3039in" svg:x="-1.4693in" svg:y="-2.3665in"><text:p text:style-name="P3"><text:span text:style-name="T3">T3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6" draw:style-name="gr7" draw:text-style-name="P6" svg:width="0.6969in" svg:height="0.3906in" svg:x="2.2516in" svg:y="-0.7791in"><text:p text:style-name="P3"><text:span text:style-name="T3">Dede-</text:span></text:p><text:p text:style-name="P3"><text:span text:style-name="T3">Location/</text:span></text:p><text:p text:style-name="P3"><text:span text:style-name="T3">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g text:anchor-type="paragraph" draw:z-index="15" draw:style-name="gr1"><draw:custom-shape draw:style-name="gr2" draw:text-style-name="P4" svg:width="0.626in" svg:height="0.3295in" svg:x="1.3925in" svg:y="-0.3465in"><text:p text:style-name="P3"><text:span text:style-name="T2">Acheter-</text:span></text:p><text:p text:style-name="P3"><text:span text:style-name="T2">Ma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" svg:width="0.626in" svg:height="0.3295in" svg:x="1.3925in" svg:y="-0.3465in"><text:p/><draw:enhanced-geometry svg:viewBox="0 0 21600 21600" draw:mirror-horizontal="false" draw:mirror-vertical="false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g text:anchor-type="paragraph" draw:z-index="12" draw:style-name="gr1"><draw:custom-shape draw:style-name="gr2" draw:text-style-name="P4" svg:width="0.626in" svg:height="0.3295in" svg:x="-0.0354in" svg:y="-1.5429in"><text:p text:style-name="P3"><text:span text:style-name="T2">Planifier</text:span></text:p><text:p text:style-name="P3"><text:span text:style-name="T2">Affect-Mat</text:span></text:p><draw:enhanced-geometry svg:viewBox="0 0 21600 21600" draw:type="rectangle" draw:enhanced-path="M 0 0 L 21600 0 21600 21600 0 21600 0 0 Z N"/></draw:custom-shape><draw:custom-shape draw:style-name="gr3" draw:text-style-name="P5" svg:width="0.626in" svg:height="0.3295in" svg:x="-0.0354in" svg:y="-1.542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g text:anchor-type="paragraph" draw:z-index="17" draw:style-name="gr1"><draw:custom-shape draw:style-name="gr2" draw:text-style-name="P4" svg:width="0.626in" svg:height="0.3295in" svg:x="2.2717in" svg:y="-0.3016in"><text:p text:style-name="P3"><text:span text:style-name="T2">Louer-</text:span></text:p><text:p text:style-name="P3"><text:span text:style-name="T2">Mat</text:span></text:p><draw:enhanced-geometry svg:viewBox="0 0 21600 21600" draw:type="rectangle" draw:enhanced-path="M 0 0 L 21600 0 21600 21600 0 21600 0 0 Z N"/></draw:custom-shape><draw:custom-shape draw:style-name="gr3" draw:text-style-name="P5" svg:width="0.626in" svg:height="0.3295in" svg:x="2.2717in" svg:y="-0.301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custom-shape text:anchor-type="paragraph" draw:z-index="18" draw:style-name="gr7" draw:text-style-name="P6" svg:width="0.826in" svg:height="0.298in" svg:x="3.4291in" svg:y="-0.4772in"><text:p text:style-name="P3"><text:span text:style-name="T3">Statistiques</text:span></text:p><text:p text:style-name="P3"><text:span text:style-name="T3">Panne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9" draw:style-name="gr7" draw:text-style-name="P6" svg:width="0.7142in" svg:height="0.3657in" svg:x="2.9882in" svg:y="-0.8425in"><text:p text:style-name="P3"><text:span text:style-name="T3">Planning-</text:span></text:p><text:p text:style-name="P3"><text:span text:style-name="T3">Affect/</text:span></text:p><text:p text:style-name="P3"><text:span text:style-name="T3">Mat</text:span></text:p><draw:enhanced-geometry svg:viewBox="0 0 21600 21600" draw:mirror-vertical="false" draw:mirror-horizontal="false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0" draw:style-name="gr7" draw:text-style-name="P6" svg:width="0.826in" svg:height="0.298in" svg:x="2.1693in" svg:y="0.289in"><text:p text:style-name="P3"><text:span text:style-name="T3">Commande/</text:span></text:p><text:p text:style-name="P3"><text:span text:style-name="T3">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1" draw:style-name="gr7" draw:text-style-name="P6" svg:width="0.826in" svg:height="0.298in" svg:x="3.0835in" svg:y="0.9638in"><text:p text:style-name="P3"><text:span text:style-name="T3">Planning-</text:span></text:p><text:p text:style-name="P3"><text:span text:style-name="T3">Main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g text:anchor-type="paragraph" draw:z-index="22" draw:style-name="gr1"><draw:custom-shape draw:style-name="gr2" draw:text-style-name="P4" svg:width="0.626in" svg:height="0.3295in" svg:x="3.1618in" svg:y="0.4457in"><text:p text:style-name="P3"><text:span text:style-name="T2">Planifier-</text:span></text:p><text:p text:style-name="P3"><text:span text:style-name="T2">Main</text:span></text:p><draw:enhanced-geometry svg:viewBox="0 0 21600 21600" draw:type="rectangle" draw:enhanced-path="M 0 0 L 21600 0 21600 21600 0 21600 0 0 Z N"/></draw:custom-shape><draw:custom-shape draw:style-name="gr3" draw:text-style-name="P5" svg:width="0.626in" svg:height="0.3295in" svg:x="3.1618in" svg:y="0.4457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draw:g><draw:custom-shape text:anchor-type="paragraph" draw:z-index="24" draw:style-name="gr7" draw:text-style-name="P6" svg:width="0.5752in" svg:height="0.3539in" svg:x="1.6752in" svg:y="0.3146in"><text:p text:style-name="P3"><text:span text:style-name="T3">Comma</text:span></text:p><text:p text:style-name="P3"><text:span text:style-name="T3">nde</text:span></text:p><text:p text:style-name="P3"><text:span text:style-name="T3">-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5" draw:style-name="gr6" draw:text-style-name="P6" svg:width="0.6496in" svg:height="0.6248in" svg:x="4.8161in" svg:y="1.3327in"><text:p text:style-name="P3"><text:span text:style-name="T3">Gerer_</text:span></text:p><text:p text:style-name="P3"><text:span text:style-name="T3">Inverstiss</text:span></text:p><text:p text:style-name="P3"><text:span text:style-name="T3">ement</text:span></text:p>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text:anchor-type="paragraph" draw:z-index="36" draw:style-name="gr5" draw:text-style-name="P7" svg:x1="1.6665in" svg:y1="-0.5465in" svg:x2="1.715in" svg:y2="-0.2791in"><text:p/></draw:line><draw:line text:anchor-type="paragraph" draw:z-index="37" draw:style-name="gr5" draw:text-style-name="P7" svg:x1="2.5882in" svg:y1="-0.389in" svg:x2="2.5882in" svg:y2="-0.3016in"><text:p/></draw:line><draw:polygon text:anchor-type="paragraph" draw:z-index="38" draw:style-name="gr4" draw:text-style-name="P6" svg:width="0.5059in" svg:height="0.1957in" svg:x="3.2346in" svg:y="0.25in" svg:viewBox="0 0 1286 498" draw:points="0,0 1286,0 1286,191 1286,191 643,498 0,191"><text:p text:style-name="P3"><text:span text:style-name="T3">S5</text:span></text:p></draw:polygon><draw:line text:anchor-type="paragraph" draw:z-index="39" draw:style-name="gr5" draw:text-style-name="P7" svg:x1="3.2374in" svg:y1="-0.4772in" svg:x2="3.3417in" svg:y2="0.25in"><text:p/></draw:line><draw:line text:anchor-type="paragraph" draw:z-index="40" draw:style-name="gr5" draw:text-style-name="P7" svg:x1="3.7902in" svg:y1="-0.1791in" svg:x2="3.3417in" svg:y2="0.25in"><text:p/></draw:line><draw:line text:anchor-type="paragraph" draw:z-index="41" draw:style-name="gr5" draw:text-style-name="P7" svg:x1="2.5965in" svg:y1="0.028in" svg:x2="2.5882in" svg:y2="0.289in"><text:p/></draw:line><draw:line text:anchor-type="paragraph" draw:z-index="42" draw:style-name="gr5" draw:text-style-name="P7" svg:x1="3.2854in" svg:y1="-1.0161in" svg:x2="3.4055in" svg:y2="-0.7752in"><text:p/></draw:line><draw:line text:anchor-type="paragraph" draw:z-index="43" draw:style-name="gr5" draw:text-style-name="P7" svg:x1="1.7791in" svg:y1="0.0173in" svg:x2="2.0512in" svg:y2="0.3146in"><text:p/></draw:line><draw:custom-shape text:anchor-type="paragraph" draw:z-index="44" draw:style-name="gr7" draw:text-style-name="P6" svg:width="0.5752in" svg:height="0.3539in" svg:x="1.1in" svg:y="0.3146in"><text:p text:style-name="P3"><text:span text:style-name="T3">Stats-</text:span></text:p><text:p text:style-name="P3"><text:span text:style-name="T3">Ach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5" draw:style-name="gr5" draw:text-style-name="P7" svg:x1="1.739in" svg:y1="-0.0173in" svg:x2="1.3945in" svg:y2="0.3146in"><text:p/></draw:line><draw:custom-shape text:anchor-type="paragraph" draw:z-index="48" draw:style-name="gr7" draw:text-style-name="P6" svg:width="0.826in" svg:height="0.298in" svg:x="3.9091in" svg:y="1.1811in"><text:p text:style-name="P3"><text:span text:style-name="T3">Prev-</text:span></text:p><text:p text:style-name="P3"><text:span text:style-name="T3">Conso/Pr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</table:table-cell>
          <table:table-cell table:style-name="Table1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line text:anchor-type="paragraph" draw:z-index="28" draw:style-name="gr5" draw:text-style-name="P7" svg:x1="-0.2898in" svg:y1="0.0161in" svg:x2="0.3992in" svg:y2="0.248in"><text:p/></draw:line></text:p>
            <text:p text:style-name="P1"/>
            <text:p text:style-name="P1"/>
            <text:p text:style-name="P1"/>
            <text:p text:style-name="P1"><draw:line text:anchor-type="paragraph" draw:z-index="27" draw:style-name="gr5" draw:text-style-name="P7" svg:x1="0.3673in" svg:y1="0.0264in" svg:x2="0.3756in" svg:y2="0.1736in"><text:p/></draw:line></text:p>
            <text:p text:style-name="P1"/>
            <text:p text:style-name="P1"/>
            <text:p text:style-name="P1"/>
            <text:p text:style-name="P1"/>
            <text:p text:style-name="P1"><draw:line text:anchor-type="paragraph" draw:z-index="26" draw:style-name="gr5" draw:text-style-name="P7" svg:x1="0.2791in" svg:y1="0.0437in" svg:x2="0.2874in" svg:y2="0.272in"><text:p/></draw:line></text:p>
            <text:p text:style-name="P1"/>
            <text:p text:style-name="P1"/>
            <text:p text:style-name="P1"><draw:line text:anchor-type="paragraph" draw:z-index="32" draw:style-name="gr5" draw:text-style-name="P7" svg:x1="0.1996in" svg:y1="0.1043in" svg:x2="-0.4575in" svg:y2="0.3764in"><text:p/></draw:lin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custom-shape text:anchor-type="paragraph" draw:z-index="14" draw:style-name="gr7" draw:text-style-name="P6" svg:width="0.826in" svg:height="0.298in" svg:x="0.6055in" svg:y="0.0181in"><text:p text:style-name="P3"><text:span text:style-name="T3">Dede-Achat/</text:span></text:p><text:p text:style-name="P3"><text:span text:style-name="T3">M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line text:anchor-type="paragraph" draw:z-index="46" draw:style-name="gr5" draw:text-style-name="P7" svg:x1="-1.3236in" svg:y1="0.0563in" svg:x2="-1.2992in" svg:y2="0.2453in"><text:p/></draw:line><draw:line text:anchor-type="paragraph" draw:z-index="47" draw:style-name="gr5" draw:text-style-name="P7" svg:x1="-1.2992in" svg:y1="0.0563in" svg:x2="0.1028in" svg:y2="0.3035in"><text:p/></draw:line><draw:line text:anchor-type="paragraph" draw:z-index="49" draw:style-name="gr5" draw:text-style-name="P7" svg:x1="-1.2992in" svg:y1="0.0563in" svg:x2="-0.402in" svg:y2="0.4626in"><text:p/></draw:line></text:p>
            <text:p text:style-name="P1"><draw:custom-shape text:anchor-type="paragraph" draw:z-index="23" draw:style-name="gr7" draw:text-style-name="P6" svg:width="0.7051in" svg:height="0.2921in" svg:x="-0.0173in" svg:y="0.0673in"><text:p text:style-name="P3"><text:span text:style-name="T3">DMDE-</text:span></text:p><text:p text:style-name="P3"><text:span text:style-name="T3">Dispo-Per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      <text:p text:style-name="P1"/>
            <text:p text:style-name="P1"><draw:line text:anchor-type="paragraph" draw:z-index="50" draw:style-name="gr5" draw:text-style-name="P7" svg:x1="0.3346in" svg:y1="0.1063in" svg:x2="0.3346in" svg:y2="0.1827in"><text:p/></draw:lin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dt lhp</meta:initial-creator>
    <meta:creation-date>2011-02-08T16:07:07.70</meta:creation-date>
    <dc:date>2011-02-08T17:47:14.04</dc:date>
    <dc:creator>pdt lhp</dc:creator>
    <meta:editing-duration>PT01H40M04S</meta:editing-duration>
    <meta:editing-cycles>9</meta:editing-cycles>
    <meta:generator>OpenOffice.org/3.2$Win32 OpenOffice.org_project/320m12$Build-9483</meta:generator>
    <meta:document-statistic meta:table-count="1" meta:image-count="0" meta:object-count="0" meta:page-count="1" meta:paragraph-count="15" meta:word-count="15" meta:character-count="108"/>
  </office:meta>
</office:document-meta>
</file>